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11.636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4.066cm"/>
    </style:style>
    <style:style style:name="co6" style:family="table-column">
      <style:table-column-properties fo:break-before="auto" style:column-width="4.77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ySXRela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"Id"</text:p>
          </table:table-cell>
          <table:table-cell office:value-type="string" calcext:value-type="string">
            <text:p>"Oznaczenie"</text:p>
          </table:table-cell>
          <table:table-cell office:value-type="string" calcext:value-type="string">
            <text:p>"Footprint"</text:p>
          </table:table-cell>
          <table:table-cell office:value-type="string" calcext:value-type="string">
            <text:p>"Liczba"</text:p>
          </table:table-cell>
          <table:table-cell office:value-type="string" calcext:value-type="string">
            <text:p>"Oznaczenie"</text:p>
          </table:table-cell>
          <table:table-cell office:value-type="string" calcext:value-type="string">
            <text:p>"Dostawca i numer artykułu"</text:p>
          </table:table-cell>
          <table:table-cell office:value-type="string" calcext:value-type="string">
            <text:p>“Cena/szt”</text:p>
          </table:table-cell>
          <table:table-cell office:value-type="string" calcext:value-type="string">
            <text:p>“Cena”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"R9,R2"</text:p>
          </table:table-cell>
          <table:table-cell office:value-type="string" calcext:value-type="string">
            <text:p>"R_0603_1608Metric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2k"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D2]*[.G2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"C13,C15,C14,C17,C9,C16"</text:p>
          </table:table-cell>
          <table:table-cell office:value-type="string" calcext:value-type="string">
            <text:p>"C_0402_1005Metric"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100n"</text:p>
          </table:table-cell>
          <table:table-cell/>
          <table:table-cell table:style-name="ce1" office:value-type="float" office:value="0.04" calcext:value-type="float">
            <text:p>0.04</text:p>
          </table:table-cell>
          <table:table-cell table:formula="of:=[.D3]*[.G3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19,R6"</text:p>
          </table:table-cell>
          <table:table-cell office:value-type="string" calcext:value-type="string">
            <text:p>"R_0603_1608Metric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k"</text:p>
          </table:table-cell>
          <table:table-cell/>
          <table:table-cell table:style-name="ce1" office:value-type="float" office:value="0.08" calcext:value-type="float">
            <text:p>0.08</text:p>
          </table:table-cell>
          <table:table-cell table:formula="of:=[.D4]*[.G4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"U9"</text:p>
          </table:table-cell>
          <table:table-cell office:value-type="string" calcext:value-type="string">
            <text:p>"SOIC-8_3.9x4.9mm_P1.27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T485E"</text:p>
          </table:table-cell>
          <table:table-cell office:value-type="string" calcext:value-type="string">
            <text:p>TME, SP485CN-L, <text:a xlink:href="https://www.tme.eu/pl/details/sp485cn-l/uklady-scalone-rs232-rs422-rs485/maxlinear/" xlink:type="simple">https://www.tme.eu/pl/details/sp485cn-l/uklady-scalone-rs232-rs422-rs485/maxlinear/</text:a></text:p>
          </table:table-cell>
          <table:table-cell office:value-type="float" office:value="2.0049" calcext:value-type="float">
            <text:p>2.0049</text:p>
          </table:table-cell>
          <table:table-cell table:formula="of:=[.D5]*[.G5]" office:value-type="float" office:value="2.0049" calcext:value-type="float">
            <text:p>2.00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"U2"</text:p>
          </table:table-cell>
          <table:table-cell office:value-type="string" calcext:value-type="string">
            <text:p>"BL0942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L0942"</text:p>
          </table:table-cell>
          <table:table-cell office:value-type="string" calcext:value-type="string">
            <text:p>Aliexpress, <text:a xlink:href="https://pl.aliexpress.com/item/1005006213868221.html?spm=a2g0o.order_list.order_list_main.15.74f01c24sMJAlp&amp;gatewayAdapt=glo2pol" xlink:type="simple">https://pl.aliexpress.com/item/1005006213868221.html?spm=a2g0o.order_list.order_list_main.15.74f01c24sMJAlp&amp;gatewayAdapt=glo2pol</text:a></text:p>
          </table:table-cell>
          <table:table-cell table:style-name="ce1" office:value-type="float" office:value="2.08" calcext:value-type="float">
            <text:p>2.08</text:p>
          </table:table-cell>
          <table:table-cell table:formula="of:=[.D6]*[.G6]" office:value-type="float" office:value="2.08" calcext:value-type="float">
            <text:p>2.0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8,C19"</text:p>
          </table:table-cell>
          <table:table-cell office:value-type="string" calcext:value-type="string">
            <text:p>"C_0603_1608Metric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0u"</text:p>
          </table:table-cell>
          <table:table-cell/>
          <table:table-cell table:style-name="ce1" office:value-type="float" office:value="0.12" calcext:value-type="float">
            <text:p>0.12</text:p>
          </table:table-cell>
          <table:table-cell table:formula="of:=[.D7]*[.G7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"U6"</text:p>
          </table:table-cell>
          <table:table-cell office:value-type="string" calcext:value-type="string">
            <text:p>"TQFP-32_7x7mm_P0.8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Tmega328PB-A"</text:p>
          </table:table-cell>
          <table:table-cell office:value-type="string" calcext:value-type="string">
            <text:p>TME, ATMEGA328PB-AN, <text:a xlink:href="https://www.tme.eu/pl/details/atmega328pb-an/rodzina-avr-8-bit/microchip-technology/" xlink:type="simple">https://www.tme.eu/pl/details/atmega328pb-an/rodzina-avr-8-bit/microchip-technology/</text:a></text:p>
          </table:table-cell>
          <table:table-cell office:value-type="float" office:value="8.487" calcext:value-type="float">
            <text:p>8.487</text:p>
          </table:table-cell>
          <table:table-cell table:formula="of:=[.D8]*[.G8]" office:value-type="float" office:value="8.487" calcext:value-type="float">
            <text:p>8.4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"C10,C11,C12"</text:p>
          </table:table-cell>
          <table:table-cell office:value-type="string" calcext:value-type="string">
            <text:p>"C_0603_1608Metric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68n/16V"</text:p>
          </table:table-cell>
          <table:table-cell/>
          <table:table-cell table:style-name="ce1" office:value-type="float" office:value="0.2" calcext:value-type="float">
            <text:p>0.2</text:p>
          </table:table-cell>
          <table:table-cell table:formula="of:=[.D9]*[.G9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D6"</text:p>
          </table:table-cell>
          <table:table-cell office:value-type="string" calcext:value-type="string">
            <text:p>"D_SOD-123F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ES1J/600V"</text:p>
          </table:table-cell>
          <table:table-cell office:value-type="string" calcext:value-type="string">
            <text:p>TME, ES1JSLTR-SMC, <text:a xlink:href="https://www.tme.eu/pl/details/es1jsltr-smc/diody-uniwersalne-smd/smc-diode-solutions/es1jsltr/" xlink:type="simple">https://www.tme.eu/pl/details/es1jsltr-smc/diody-uniwersalne-smd/smc-diode-solutions/es1jsltr/</text:a></text:p>
          </table:table-cell>
          <table:table-cell office:value-type="float" office:value="0.1952" calcext:value-type="float">
            <text:p>0.1952</text:p>
          </table:table-cell>
          <table:table-cell table:formula="of:=[.D10]*[.G10]" office:value-type="float" office:value="0.1952" calcext:value-type="float">
            <text:p>0.19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"J3"</text:p>
          </table:table-cell>
          <table:table-cell office:value-type="string" calcext:value-type="string">
            <text:p>"edge_connecto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elay"</text:p>
          </table:table-cell>
          <table:table-cell/>
          <table:table-cell office:value-type="float" office:value="11.93" calcext:value-type="float">
            <text:p>11.93</text:p>
          </table:table-cell>
          <table:table-cell table:formula="of:=[.D11]*[.G11]" office:value-type="float" office:value="11.93" calcext:value-type="float">
            <text:p>11.9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1,R4,R3"</text:p>
          </table:table-cell>
          <table:table-cell office:value-type="string" calcext:value-type="string">
            <text:p>"R_0603_1608Metric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10k"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D12]*[.G12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"R10,R11,R13"</text:p>
          </table:table-cell>
          <table:table-cell office:value-type="string" calcext:value-type="string">
            <text:p>"R_0603_1608Metric"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"510/1%"</text:p>
          </table:table-cell>
          <table:table-cell table:style-name="ce1" office:value-type="string" calcext:value-type="string">
            <text:p>TME, SMD0603-510R-1%, https://www.tme.eu/pl/details/smd0603-510r-1%25/rezystory-smd/royalohm/0603saf5100t5e/</text:p>
          </table:table-cell>
          <table:table-cell office:value-type="float" office:value="0.06" calcext:value-type="float">
            <text:p>0.06</text:p>
          </table:table-cell>
          <table:table-cell table:formula="of:=[.D13]*[.G13]" office:value-type="float" office:value="0.18" calcext:value-type="float">
            <text:p>0.1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"U5"</text:p>
          </table:table-cell>
          <table:table-cell office:value-type="string" calcext:value-type="string">
            <text:p>"SOT-2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P2127N-3.3"</text:p>
          </table:table-cell>
          <table:table-cell office:value-type="string" calcext:value-type="string">
            <text:p>TME, AP2120N-3.3TRG1, <text:a xlink:href="https://www.tme.eu/pl/details/ap2120n-3.3trg1/stabilizatory-napiecia-nieregulowane-ldo/diodes-incorporated/" xlink:type="simple">https://www.tme.eu/pl/details/ap2120n-3.3trg1/stabilizatory-napiecia-nieregulowane-ldo/diodes-incorporated/</text:a></text:p>
          </table:table-cell>
          <table:table-cell office:value-type="float" office:value="0.4962" calcext:value-type="float">
            <text:p>0.4962</text:p>
          </table:table-cell>
          <table:table-cell table:formula="of:=[.D14]*[.G14]" office:value-type="float" office:value="0.4962" calcext:value-type="float">
            <text:p>0.49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"U1"</text:p>
          </table:table-cell>
          <table:table-cell office:value-type="string" calcext:value-type="string">
            <text:p>"SOT-89-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P2204RA-5.0"</text:p>
          </table:table-cell>
          <table:table-cell office:value-type="string" calcext:value-type="string">
            <text:p>TME, AP2204RA-5.0TRG1, <text:a xlink:href="https://www.tme.eu/pl/details/ap2204ra-5.0trg1/stabilizatory-napiecia-nieregulowane-ldo/diodes-incorporated/" xlink:type="simple">https://www.tme.eu/pl/details/ap2204ra-5.0trg1/stabilizatory-napiecia-nieregulowane-ldo/diodes-incorporated/</text:a></text:p>
          </table:table-cell>
          <table:table-cell office:value-type="float" office:value="0.8413" calcext:value-type="float">
            <text:p>0.8413</text:p>
          </table:table-cell>
          <table:table-cell table:formula="of:=[.D15]*[.G15]" office:value-type="float" office:value="0.8413" calcext:value-type="float">
            <text:p>0.841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"Q2"</text:p>
          </table:table-cell>
          <table:table-cell office:value-type="string" calcext:value-type="string">
            <text:p>"SOT-2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"BSS84A</text:span>"</text:p>
          </table:table-cell>
          <table:table-cell office:value-type="string" calcext:value-type="string">
            <text:p>TME, BSS84A-TP, <text:a xlink:href="https://www.tme.eu/" xlink:type="simple">https://www.tme.eu</text:a>/pl/details/bss84a-tp/tranzystory-z-kanalem-p-smd/micro-commercial-components/</text:p>
          </table:table-cell>
          <table:table-cell office:value-type="float" office:value="0.3876" calcext:value-type="float">
            <text:p>0.3876</text:p>
          </table:table-cell>
          <table:table-cell table:formula="of:=[.D16]*[.G16]" office:value-type="float" office:value="0.3876" calcext:value-type="float">
            <text:p>0.387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"C18,C6"</text:p>
          </table:table-cell>
          <table:table-cell office:value-type="string" calcext:value-type="string">
            <text:p>"C_0603_1608Metric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u/50V"</text:p>
          </table:table-cell>
          <table:table-cell office:value-type="string" calcext:value-type="string">
            <text:p>TME, CL10A105KB8NNNC, <text:a xlink:href="https://www.tme.eu/pl/details/cl10a105kb8nnnc/kondensatory-mlcc-smd/samsung/" xlink:type="simple">https://www.tme.eu/pl/details/cl10a105kb8nnnc/kondensatory-mlcc-smd/samsung/</text:a></text:p>
          </table:table-cell>
          <table:table-cell office:value-type="float" office:value="0.0993" calcext:value-type="float">
            <text:p>0.0993</text:p>
          </table:table-cell>
          <table:table-cell table:formula="of:=[.D17]*[.G17]" office:value-type="float" office:value="0.1986" calcext:value-type="float">
            <text:p>0.198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"D7"</text:p>
          </table:table-cell>
          <table:table-cell office:value-type="string" calcext:value-type="string">
            <text:p>"D_SOD-123F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E1J/600V"</text:p>
          </table:table-cell>
          <table:table-cell office:value-type="string" calcext:value-type="string">
            <text:p>TME, ES1JSLTR-SMC, <text:a xlink:href="https://www.tme.eu/pl/details/es1jsltr-smc/diody-uniwersalne-smd/smc-diode-solutions/es1jsltr/" xlink:type="simple">https://www.tme.eu/pl/details/es1jsltr-smc/diody-uniwersalne-smd/smc-diode-solutions/es1jsltr/</text:a></text:p>
          </table:table-cell>
          <table:table-cell office:value-type="float" office:value="0.1952" calcext:value-type="float">
            <text:p>0.1952</text:p>
          </table:table-cell>
          <table:table-cell table:formula="of:=[.D18]*[.G18]" office:value-type="float" office:value="0.1952" calcext:value-type="float">
            <text:p>0.19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"D4"</text:p>
          </table:table-cell>
          <table:table-cell office:value-type="string" calcext:value-type="string">
            <text:p>"D_MiniMELF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3.6V"</text:p>
          </table:table-cell>
          <table:table-cell office:value-type="string" calcext:value-type="string">
            <text:p>TME, ZMM3.6-DIO, <text:a xlink:href="https://www.tme.eu/pl/details/zmm3.6-dio/diody-zenera-smd/diotec-semiconductor/zmm3-6/" xlink:type="simple">https://www.tme.eu/pl/details/zmm3.6-dio/diody-zenera-smd/diotec-semiconductor/zmm3-6/</text:a></text:p>
          </table:table-cell>
          <table:table-cell office:value-type="float" office:value="0.0904" calcext:value-type="float">
            <text:p>0.0904</text:p>
          </table:table-cell>
          <table:table-cell table:formula="of:=[.D19]*[.G19]" office:value-type="float" office:value="0.0904" calcext:value-type="float">
            <text:p>0.090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"U4"</text:p>
          </table:table-cell>
          <table:table-cell office:value-type="string" calcext:value-type="string">
            <text:p>"SOIC-16_3.9x9.9mm_P1.27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i8642BB-B-IS1"</text:p>
          </table:table-cell>
          <table:table-cell office:value-type="string" calcext:value-type="string">
            <text:p>TME, PAI142M31, <text:a xlink:href="https://www.tme.eu/pl/details/pai142m31/uklady-scalone-interfejsy-pozostale/2pai-semi/p142m31/" xlink:type="simple">https://www.tme.eu/pl/details/pai142m31/uklady-scalone-interfejsy-pozostale/2pai-semi/p142m31/</text:a></text:p>
          </table:table-cell>
          <table:table-cell office:value-type="float" office:value="7.6137" calcext:value-type="float">
            <text:p>7.6137</text:p>
          </table:table-cell>
          <table:table-cell table:formula="of:=[.D20]*[.G20]" office:value-type="float" office:value="7.6137" calcext:value-type="float">
            <text:p>7.61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"D5"</text:p>
          </table:table-cell>
          <table:table-cell office:value-type="string" calcext:value-type="string">
            <text:p>"D_SOD-123F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n4007/1000V"</text:p>
          </table:table-cell>
          <table:table-cell office:value-type="string" calcext:value-type="string">
            <text:p>TME, 1N4007FLTR-SMC, https://www.tme.eu/pl/details/1n4007fltr-smc/diody-uniwersalne-smd/smc-diode-solutions/1n4007fltr/ </text:p>
          </table:table-cell>
          <table:table-cell office:value-type="float" office:value="0.5093" calcext:value-type="float">
            <text:p>0.5093</text:p>
          </table:table-cell>
          <table:table-cell table:formula="of:=[.D21]*[.G21]" office:value-type="float" office:value="0.5093" calcext:value-type="float">
            <text:p>0.509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"R12"</text:p>
          </table:table-cell>
          <table:table-cell office:value-type="string" calcext:value-type="string">
            <text:p>"R_2512_6332Metric_Pad1.40x3.35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R001/1%"</text:p>
          </table:table-cell>
          <table:table-cell office:value-type="string" calcext:value-type="string">
            <text:p>TME, LR2512-R001-1%-2W, <text:a xlink:href="https://www.tme.eu/pl/details/lr2512-r001-1%25-2w/rezystory-smd/royalohm/lr122wf100nt4e/" xlink:type="simple">https://www.tme.eu/pl/details/lr2512-r001-1%25-2w/rezystory-smd/royalohm/lr122wf100nt4e/</text:a></text:p>
          </table:table-cell>
          <table:table-cell office:value-type="float" office:value="1.3665" calcext:value-type="float">
            <text:p>1.3665</text:p>
          </table:table-cell>
          <table:table-cell table:formula="of:=[.D22]*[.G22]" office:value-type="float" office:value="1.3665" calcext:value-type="float">
            <text:p>1.366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"U3"</text:p>
          </table:table-cell>
          <table:table-cell office:value-type="string" calcext:value-type="string">
            <text:p>"SOT-33-5A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P2525X"</text:p>
          </table:table-cell>
          <table:table-cell office:value-type="string" calcext:value-type="string">
            <text:p>Aliexpress, <text:a xlink:href="https://pl.aliexpress.com/item/1005005266072461.html?spm=a2g0o.order_list.order_list_main.5.74f01c24sMJAlp&amp;gatewayAdapt=glo2pol" xlink:type="simple">https://pl.aliexpress.com/item/1005005266072461.html?spm=a2g0o.order_list.order_list_main.5.74f01c24sMJAlp&amp;gatewayAdapt=glo2pol</text:a></text:p>
          </table:table-cell>
          <table:table-cell office:value-type="float" office:value="1.1" calcext:value-type="float">
            <text:p>1.1</text:p>
          </table:table-cell>
          <table:table-cell table:formula="of:=[.D23]*[.G23]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"D8"</text:p>
          </table:table-cell>
          <table:table-cell office:value-type="string" calcext:value-type="string">
            <text:p>"LED_0805_2012Metric_Pad1.15x1.40mm_HandSolder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LED"</text:p>
          </table:table-cell>
          <table:table-cell/>
          <table:table-cell office:value-type="float" office:value="0.274" calcext:value-type="float">
            <text:p>0.274</text:p>
          </table:table-cell>
          <table:table-cell table:formula="of:=[.D24]*[.G24]" office:value-type="float" office:value="0.274" calcext:value-type="float">
            <text:p>0.2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"R8"</text:p>
          </table:table-cell>
          <table:table-cell office:value-type="string" calcext:value-type="string">
            <text:p>"R_0603_1608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00"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D25]*[.G25]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"R7"</text:p>
          </table:table-cell>
          <table:table-cell office:value-type="string" calcext:value-type="string">
            <text:p>"R_1206_3216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R3"</text:p>
          </table:table-cell>
          <table:table-cell office:value-type="string" calcext:value-type="string">
            <text:p>TME, ERJ8BQFR30V, <text:a xlink:href="https://www.tme.eu/pl/details/erj8bqfr30v/rezystory-smd/panasonic/" xlink:type="simple">https://www.tme.eu/pl/details/erj8bqfr30v/rezystory-smd/panasonic/</text:a></text:p>
          </table:table-cell>
          <table:table-cell office:value-type="float" office:value="0.5984" calcext:value-type="float">
            <text:p>0.5984</text:p>
          </table:table-cell>
          <table:table-cell table:formula="of:=[.D26]*[.G26]" office:value-type="float" office:value="0.5984" calcext:value-type="float">
            <text:p>0.598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D10,D9"</text:p>
          </table:table-cell>
          <table:table-cell office:value-type="string" calcext:value-type="string">
            <text:p>"D_SMA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SMAJ11CA"</text:p>
          </table:table-cell>
          <table:table-cell office:value-type="string" calcext:value-type="string">
            <text:p>TME, SMAJ11CA-13-F, <text:a xlink:href="https://www.tme.eu/pl/details/smaj11ca-13-f/diody-tvs-smd-dwukierunkowe/diodes-incorporated/" xlink:type="simple">https://www.tme.eu/pl/details/smaj11ca-13-f/diody-tvs-smd-dwukierunkowe/diodes-incorporated/</text:a></text:p>
          </table:table-cell>
          <table:table-cell office:value-type="float" office:value="0.4207" calcext:value-type="float">
            <text:p>0.4207</text:p>
          </table:table-cell>
          <table:table-cell table:formula="of:=[.D27]*[.G27]" office:value-type="float" office:value="0.8414" calcext:value-type="float">
            <text:p>0.841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"R22,R20"</text:p>
          </table:table-cell>
          <table:table-cell office:value-type="string" calcext:value-type="string">
            <text:p>"R_0603_1608Metric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1M"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D28]*[.G28]" office:value-type="float" office:value="0.16" calcext:value-type="float">
            <text:p>0.1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"C5"</text:p>
          </table:table-cell>
          <table:table-cell office:value-type="string" calcext:value-type="string">
            <text:p>"CP_Radial_D8.0mm_P3.50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2.2u/400V"</text:p>
          </table:table-cell>
          <table:table-cell office:value-type="string" calcext:value-type="string">
            <text:p>TME, GRC00PB2R22WTFL, <text:a xlink:href="https://www.tme.eu/pl/details/grc00pb2r22wtfl/kondensatory-elektrolityczne-tht/vishay/" xlink:type="simple">https://www.tme.eu/pl/details/grc00pb2r22wtfl/kondensatory-elektrolityczne-tht/vishay/</text:a></text:p>
          </table:table-cell>
          <table:table-cell office:value-type="float" office:value="0.7161" calcext:value-type="float">
            <text:p>0.7161</text:p>
          </table:table-cell>
          <table:table-cell table:formula="of:=[.D29]*[.G29]" office:value-type="float" office:value="0.7161" calcext:value-type="float">
            <text:p>0.716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"R14,R18,R16,R17,R15"</text:p>
          </table:table-cell>
          <table:table-cell office:value-type="string" calcext:value-type="string">
            <text:p>"R_1206_3216Metric"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"390k/1%"</text:p>
          </table:table-cell>
          <table:table-cell office:value-type="string" calcext:value-type="string">
            <text:p>TME, SMD1206-390K-1%, <text:a xlink:href="https://www.tme.eu/pl/details/smd1206-390k-1%25/rezystory-smd/royalohm/1206s4f3903t5e/" xlink:type="simple">https://www.tme.eu/pl/details/smd1206-390k-1%25/rezystory-smd/royalohm/1206s4f3903t5e/</text:a></text:p>
          </table:table-cell>
          <table:table-cell office:value-type="float" office:value="0.10065" calcext:value-type="float">
            <text:p>0.10065</text:p>
          </table:table-cell>
          <table:table-cell table:formula="of:=[.D30]*[.G30]" office:value-type="float" office:value="0.50325" calcext:value-type="float">
            <text:p>0.503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"J1"</text:p>
          </table:table-cell>
          <table:table-cell office:value-type="string" calcext:value-type="string">
            <text:p>"PinHeader_2x03_P2.54mm_Vertical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VR ISP"</text:p>
          </table:table-cell>
          <table:table-cell/>
          <table:table-cell office:value-type="float" office:value="0.26" calcext:value-type="float">
            <text:p>0.26</text:p>
          </table:table-cell>
          <table:table-cell table:formula="of:=[.D31]*[.G31]" office:value-type="float" office:value="0.26" calcext:value-type="float">
            <text:p>0.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"X3"</text:p>
          </table:table-cell>
          <table:table-cell office:value-type="string" calcext:value-type="string">
            <text:p>"JST-XH_S_3P-2.54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Switch/LED"</text:p>
          </table:table-cell>
          <table:table-cell office:value-type="string" calcext:value-type="string">
            <text:p>Allegro, <text:a xlink:href="https://allegro.pl/oferta/jst-xh-2-54mm-3pin-wtyczka-z-kablami-gniazdo-katowe-14981161904" xlink:type="simple">https://allegro.pl/oferta/jst-xh-2-54mm-3pin-wtyczka-z-kablami-gniazdo-katowe-14981161904</text:a></text:p>
          </table:table-cell>
          <table:table-cell office:value-type="float" office:value="2.6" calcext:value-type="float">
            <text:p>2.6</text:p>
          </table:table-cell>
          <table:table-cell table:formula="of:=[.D32]*[.G32]"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"F2,F1"</text:p>
          </table:table-cell>
          <table:table-cell office:value-type="string" calcext:value-type="string">
            <text:p>"Fuse_1206_3216Metric_Pad1.42x1.75mm_HandSolder"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"Polyfuse"</text:p>
          </table:table-cell>
          <table:table-cell office:value-type="string" calcext:value-type="string">
            <text:p>TME, PTS120660V005, <text:a xlink:href="https://www.tme.eu/pl/details/pts120660v005/bezpieczniki-polimerowe-smd/eaton-bussmann/" xlink:type="simple">https://www.tme.eu/pl/details/pts120660v005/bezpieczniki-polimerowe-smd/eaton-bussmann/</text:a></text:p>
          </table:table-cell>
          <table:table-cell office:value-type="float" office:value="0.5793" calcext:value-type="float">
            <text:p>0.5793</text:p>
          </table:table-cell>
          <table:table-cell table:formula="of:=[.D33]*[.G33]" office:value-type="float" office:value="1.1586" calcext:value-type="float">
            <text:p>1.158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"U7"</text:p>
          </table:table-cell>
          <table:table-cell office:value-type="string" calcext:value-type="string">
            <text:p>"SOIC-8_3.9x4.9mm_P1.27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AT25xxx"</text:p>
          </table:table-cell>
          <table:table-cell office:value-type="string" calcext:value-type="string">
            <text:p>TME, GD25D05BTIG, <text:a xlink:href="https://www.tme.eu/pl/details/gd25d05btig/pamieci-flash-szeregowe/gigadevice/" xlink:type="simple">https://www.tme.eu/pl/details/gd25d05btig/pamieci-flash-szeregowe/gigadevice/</text:a></text:p>
          </table:table-cell>
          <table:table-cell office:value-type="float" office:value="0.524" calcext:value-type="float">
            <text:p>0.524</text:p>
          </table:table-cell>
          <table:table-cell table:formula="of:=[.D34]*[.G34]" office:value-type="float" office:value="0.524" calcext:value-type="float">
            <text:p>0.52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"TH1"</text:p>
          </table:table-cell>
          <table:table-cell office:value-type="string" calcext:value-type="string">
            <text:p>"Fuse_Bourns_MF-RG300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ERF-LX005V2"</text:p>
          </table:table-cell>
          <table:table-cell office:value-type="string" calcext:value-type="string">
            <text:p>TME, LX005-V2, <text:a xlink:href="https://www.tme.eu/pl/details" xlink:type="simple">https://www.tme.eu/pl/details</text:a>/lx005-v2/bezpieczniki-polimerowe-tht/ece/erf-lx005v2/</text:p>
          </table:table-cell>
          <table:table-cell office:value-type="float" office:value="1.0529" calcext:value-type="float">
            <text:p>1.0529</text:p>
          </table:table-cell>
          <table:table-cell table:formula="of:=[.D35]*[.G35]" office:value-type="float" office:value="1.0529" calcext:value-type="float">
            <text:p>1.052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"Q1"</text:p>
          </table:table-cell>
          <table:table-cell office:value-type="string" calcext:value-type="string">
            <text:p>"SOT-2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2N7002"</text:p>
          </table:table-cell>
          <table:table-cell office:value-type="string" calcext:value-type="string">
            <text:p>TME, 2N7002A-DIO, <text:a xlink:href="https://www.tme.eu/pl/details/2n7002a-dio/tranzystory-z-kanalem-n-smd/diotec-semiconductor/2n7002a/" xlink:type="simple">https://www.tme.eu/pl/details/2n7002a-dio/tranzystory-z-kanalem-n-smd/diotec-semiconductor/2n7002a/</text:a></text:p>
          </table:table-cell>
          <table:table-cell office:value-type="float" office:value="0.1684" calcext:value-type="float">
            <text:p>0.1684</text:p>
          </table:table-cell>
          <table:table-cell table:formula="of:=[.D36]*[.G36]" office:value-type="float" office:value="0.1684" calcext:value-type="float">
            <text:p>0.168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"C4"</text:p>
          </table:table-cell>
          <table:table-cell office:value-type="string" calcext:value-type="string">
            <text:p>"C_0402_1005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100n/50V"</text:p>
          </table:table-cell>
          <table:table-cell office:value-type="string" calcext:value-type="string">
            <text:p>TME, GCM155R71H104KE02D, <text:a xlink:href="https://www.tme.eu/pl/details/gcm155r71h104ke02d/kondensatory-mlcc-smd/murata/" xlink:type="simple">https://www.tme.eu/pl/details/gcm155r71h104ke02d/kondensatory-mlcc-smd/murata/</text:a></text:p>
          </table:table-cell>
          <table:table-cell office:value-type="float" office:value="0.0758" calcext:value-type="float">
            <text:p>0.0758</text:p>
          </table:table-cell>
          <table:table-cell table:formula="of:=[.D37]*[.G37]" office:value-type="float" office:value="0.0758" calcext:value-type="float">
            <text:p>0.075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"C7"</text:p>
          </table:table-cell>
          <table:table-cell office:value-type="string" calcext:value-type="string">
            <text:p>"CP_Radial_D8.0mm_P3.50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470u/10V"</text:p>
          </table:table-cell>
          <table:table-cell office:value-type="string" calcext:value-type="string">
            <text:p>TME, PF1A471MNN08B5, <text:a xlink:href="https://www.tme.eu/pl/details/pf1a471mnn08b5/kondensatory-elektrolityczne-tht/elite/" xlink:type="simple">https://www.tme.eu/pl/details/pf1a471mnn08b5/kondensatory-elektrolityczne-tht/elite/</text:a></text:p>
          </table:table-cell>
          <table:table-cell office:value-type="float" office:value="0.2723" calcext:value-type="float">
            <text:p>0.2723</text:p>
          </table:table-cell>
          <table:table-cell table:formula="of:=[.D38]*[.G38]" office:value-type="float" office:value="0.2723" calcext:value-type="float">
            <text:p>0.272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"L1"</text:p>
          </table:table-cell>
          <table:table-cell office:value-type="string" calcext:value-type="string">
            <text:p>"L_Radial_D7.0mm_P3.00mm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330u"</text:p>
          </table:table-cell>
          <table:table-cell office:value-type="string" calcext:value-type="string">
            <text:p>TME, COIL0507-0.33, <text:a xlink:href="https://www.tme.eu/pl/details/coil0507-0.33/dlawiki-pionowe/ferrocore/" xlink:type="simple">https://www.tme.eu/pl/details/coil0507-0.33/dlawiki-pionowe/ferrocore/</text:a></text:p>
          </table:table-cell>
          <table:table-cell office:value-type="float" office:value="1.4674" calcext:value-type="float">
            <text:p>1.4674</text:p>
          </table:table-cell>
          <table:table-cell table:formula="of:=[.D39]*[.G39]" office:value-type="float" office:value="1.4674" calcext:value-type="float">
            <text:p>1.467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"X2"</text:p>
          </table:table-cell>
          <table:table-cell office:value-type="string" calcext:value-type="string">
            <text:p>"TerminalBlock_Phoenix_MKDS-1,5-4-5.08_1x04_P5.08mm_Horizontal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Mains"</text:p>
          </table:table-cell>
          <table:table-cell office:value-type="string" calcext:value-type="string">
            <text:p>TME, XY301V-2P, <text:a xlink:href="https://www.tme.eu/pl/details/xy301v-2p/listwy-zaciskowe-do-druku/xinya/xy301v-2p-5-00/" xlink:type="simple">https://www.tme.eu/pl/details/xy301v-2p/listwy-zaciskowe-do-druku/xinya/xy301v-2p-5-00/</text:a></text:p>
          </table:table-cell>
          <table:table-cell table:formula="of:=2*0.5612" office:value-type="float" office:value="1.1224" calcext:value-type="float">
            <text:p>1.1224</text:p>
          </table:table-cell>
          <table:table-cell table:formula="of:=[.D40]*[.G40]" office:value-type="float" office:value="1.1224" calcext:value-type="float">
            <text:p>1.122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"D3"</text:p>
          </table:table-cell>
          <table:table-cell office:value-type="string" calcext:value-type="string">
            <text:p>"SOT-23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BAT54S"</text:p>
          </table:table-cell>
          <table:table-cell office:value-type="string" calcext:value-type="string">
            <text:p>TME, BAT54S, <text:a xlink:href="https://www.tme.eu/pl/details/bat54s-dio/diody-schottky-smd/diotec-semiconductor/bat54s/" xlink:type="simple">https://www.tme.eu/pl/details/bat54s-dio/diody-schottky-smd/diotec-semiconductor/bat54s/</text:a></text:p>
          </table:table-cell>
          <table:table-cell office:value-type="float" office:value="0.1535" calcext:value-type="float">
            <text:p>0.1535</text:p>
          </table:table-cell>
          <table:table-cell table:formula="of:=[.D41]*[.G41]" office:value-type="float" office:value="0.1535" calcext:value-type="float">
            <text:p>0.153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"X1"</text:p>
          </table:table-cell>
          <table:table-cell office:value-type="string" calcext:value-type="string">
            <text:p>"JST-XH_S_4P-2.54MM-PIN1-RIGHT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RS485"</text:p>
          </table:table-cell>
          <table:table-cell office:value-type="string" calcext:value-type="string">
            <text:p>Allegro, <text:a xlink:href="https://allegro.pl/oferta/jst-xh-2-54mm-4pin-wtyczka-z-kablami-gniazdo-katowe-14981142802" xlink:type="simple">https://allegro.pl/oferta/jst-xh-2-54mm-4pin-wtyczka-z-kablami-gniazdo-katowe-14981142802</text:a></text:p>
          </table:table-cell>
          <table:table-cell office:value-type="float" office:value="2.8" calcext:value-type="float">
            <text:p>2.8</text:p>
          </table:table-cell>
          <table:table-cell table:formula="of:=[.D42]*[.G42]" office:value-type="float" office:value="2.8" calcext:value-type="float">
            <text:p>2.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"R5"</text:p>
          </table:table-cell>
          <table:table-cell office:value-type="string" calcext:value-type="string">
            <text:p>"R_0603_1608Metric"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27"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D43]*[.G43]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lcpcb</text:p>
          </table:table-cell>
          <table:table-cell office:value-type="float" office:value="1.2185" calcext:value-type="float">
            <text:p>1.2185</text:p>
          </table:table-cell>
          <table:table-cell table:formula="of:=[.D44]*[.G44]" office:value-type="float" office:value="1.2185" calcext:value-type="float">
            <text:p>1.218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formula="of:=SUM([.H2:.H46])" office:value-type="float" office:value="55.44285" calcext:value-type="float">
            <text:p>55.44285</text:p>
          </table:table-cell>
          <table:table-cell office:value-type="string" calcext:value-type="string">
            <text:p>S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2-16T12:24:16.902229814</dc:date>
    <meta:editing-duration>PT29M14S</meta:editing-duration>
    <meta:editing-cycles>3</meta:editing-cycles>
    <meta:document-statistic meta:table-count="1" meta:cell-count="340" meta:object-count="0"/>
  </office:meta>
</office:document-meta>
</file>